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274cm" fo:min-width="3.56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2cm" fo:min-width="5.76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92cm"/>
    </style:style>
    <style:style style:name="gr7" style:family="graphic" style:parent-style-name="objectwithoutfill">
      <style:graphic-properties draw:stroke="solid"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8" style:family="graphic" style:parent-style-name="objectwithoutfill">
      <style:graphic-properties draw:stroke="dash" draw:stroke-dash="Fine_20_Dashed" svg:stroke-width="0.035cm" svg:stroke-color="#00993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 draw:fill-color="#ffffff"/>
      <style:text-properties fo:font-size="18pt" style:font-size-asian="18pt" style:font-size-complex="18pt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fo:color="#0000ff"/>
    </style:style>
    <style:style style:name="P6" style:family="paragraph">
      <loext:graphic-properties draw:fill-color="#ffffff"/>
      <style:paragraph-properties fo:text-align="center"/>
      <style:text-properties fo:color="#009933"/>
    </style:style>
    <style:style style:name="P7" style:family="paragraph">
      <loext:graphic-properties draw:fill-color="#ffffff"/>
      <style:paragraph-properties fo:text-align="center"/>
      <style:text-properties fo:color="#ff3333"/>
    </style:style>
    <style:style style:name="P8" style:family="paragraph">
      <loext:graphic-properties draw:fill="none" draw:fill-color="#ffffff"/>
      <style:paragraph-properties fo:text-align="center"/>
      <style:text-properties fo:font-size="15pt" style:font-size-asian="15pt" style:font-size-complex="15pt"/>
    </style:style>
    <style:style style:name="P9" style:family="paragraph">
      <loext:graphic-properties draw:fill-color="#ffffff"/>
    </style:style>
    <style:style style:name="T1" style:family="text">
      <style:text-properties fo:color="#009933" fo:font-size="18pt" style:font-size-asian="18pt" style:font-size-complex="18pt"/>
    </style:style>
    <style:style style:name="T2" style:family="text">
      <style:text-properties fo:color="#0000ff" fo:font-size="18pt" style:font-size-asian="18pt" style:font-size-complex="18pt"/>
    </style:style>
    <style:style style:name="T3" style:family="text">
      <style:text-properties fo:color="#ff3333" fo:font-size="18pt" style:font-size-asian="18pt" style:font-size-complex="18pt"/>
    </style:style>
    <style:style style:name="T4" style:family="text">
      <style:text-properties fo:color="#0000ff"/>
    </style:style>
    <style:style style:name="T5" style:family="text">
      <style:text-properties fo:color="#009933"/>
    </style:style>
    <style:style style:name="T6" style:family="text">
      <style:text-properties fo:color="#ff3333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color="#6600cc" fo:font-size="17pt" fo:font-weight="bold" style:font-size-asian="17pt" style:font-weight-asian="bold" style:font-size-complex="1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3.528cm" svg:height="5.228cm" svg:x="1.016cm" svg:y="1.016cm">
          <draw:text-box>
            <text:p><text:span text:style-name="T1">00:04.0 Host bridge: Red Hat, Inc. QEMU PCI Expander bridge</text:span></text:p>
            <text:p><text:span text:style-name="T1">00:05.0 Host bridge: Red Hat, Inc. QEMU PCI Expander bridge</text:span></text:p>
            <text:p><text:span text:style-name="T2">03:00.0 PCI bridge: Red Hat, Inc. QEMU PCI-PCI bridge</text:span></text:p>
            <text:p><text:span text:style-name="T3">04:03.0 Ethernet controller: Intel Corporation 82540EM Gigabit Ethernet Controller (rev 03)</text:span></text:p>
            <text:p><text:span text:style-name="T2">08:00.0 PCI bridge: Red Hat, Inc. QEMU PCI-PCI bridge</text:span></text:p>
            <text:p><text:span text:style-name="T3">09:03.0 Ethernet controller: Intel Corporation 82540EM Gigabit Ethernet Controller (rev 03)</text:span></text:p>
            <text:p><text:span text:style-name="T3">09:04.0 Ethernet controller: Intel Corporation 82540EM Gigabit Ethernet Controller (rev 03)</text:span></text:p>
          </draw:text-box>
        </draw:frame>
        <draw:frame draw:style-name="gr2" draw:text-style-name="P2" draw:layer="layout" svg:width="10.452cm" svg:height="8.783cm" svg:x="0.47cm" svg:y="7.328cm">
          <draw:text-box>
            <text:p># lspci -t</text:p>
            <text:p>-+-[0000:08]---00.0-[09]--+-03.0</text:p>
            <text:p><text:s/>| <text:s text:c="37"/>\-04.0</text:p>
            <text:p><text:s/>+-[0000:03]---00.0-[04]----03.0</text:p>
            <text:p><text:s/>\-[0000:00]-+-00.0</text:p>
            <text:p><text:s text:c="19"/>+-01.0</text:p>
            <text:p><text:s text:c="19"/>+-01.1</text:p>
            <text:p><text:s text:c="19"/>+-01.3</text:p>
            <text:p><text:s text:c="19"/>+-02.0</text:p>
            <text:p><text:s text:c="19"/>+-03.0</text:p>
            <text:p><text:s text:c="19"/>+-04.0</text:p>
            <text:p><text:s text:c="20"/>\-05.0</text:p>
          </draw:text-box>
        </draw:frame>
        <draw:line draw:style-name="gr3" draw:text-style-name="P3" draw:layer="layout" svg:x1="10.406cm" svg:y1="8.336cm" svg:x2="17.335cm" svg:y2="8.336cm">
          <text:p/>
        </draw:line>
        <draw:line draw:style-name="gr3" draw:text-style-name="P3" draw:layer="layout" svg:x1="14.382cm" svg:y1="7.044cm" svg:x2="14.382cm" svg:y2="8.29cm">
          <text:p/>
        </draw:line>
        <draw:custom-shape draw:style-name="gr4" draw:text-style-name="P5" draw:layer="layout" svg:width="4.064cm" svg:height="1.524cm" svg:x="19.304cm" svg:y="11.02cm">
          <text:p text:style-name="P4"><text:span text:style-name="T4">PCI bridge</text:span></text:p>
          <text:p text:style-name="P4"><text:span text:style-name="T4">03:00.0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064cm" svg:height="1.524cm" svg:x="12.604cm" svg:y="12.82cm">
          <text:p text:style-name="P4"><text:span text:style-name="T5">Host bridge</text:span></text:p>
          <text:p text:style-name="P4"><text:span text:style-name="T5">00:04.0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.064cm" svg:height="1.524cm" svg:x="27.304cm" svg:y="11.02cm">
          <text:p text:style-name="P4"><text:span text:style-name="T4">PCI bridge</text:span></text:p>
          <text:p text:style-name="P4"><text:span text:style-name="T4">08:00.0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064cm" svg:height="1.524cm" svg:x="12.604cm" svg:y="9.42cm">
          <text:p text:style-name="P4"><text:span text:style-name="T5">Host bridge</text:span></text:p>
          <text:p text:style-name="P4"><text:span text:style-name="T5">00:05.0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8.006cm" svg:y1="13.4cm" svg:x2="24.214cm" svg:y2="13.4cm">
          <text:p/>
        </draw:line>
        <draw:line draw:style-name="gr3" draw:text-style-name="P3" draw:layer="layout" svg:x1="25.388cm" svg:y1="13.4cm" svg:x2="34.212cm" svg:y2="13.4cm">
          <text:p/>
        </draw:line>
        <draw:line draw:style-name="gr3" draw:text-style-name="P3" draw:layer="layout" svg:x1="20.616cm" svg:y1="12.544cm" svg:x2="20.616cm" svg:y2="13.4cm">
          <text:p/>
        </draw:line>
        <draw:line draw:style-name="gr3" draw:text-style-name="P3" draw:layer="layout" svg:x1="29.538cm" svg:y1="12.544cm" svg:x2="29.538cm" svg:y2="13.4cm">
          <text:p/>
        </draw:line>
        <draw:custom-shape draw:style-name="gr4" draw:text-style-name="P7" draw:layer="layout" svg:width="4.064cm" svg:height="1.524cm" svg:x="19.304cm" svg:y="14.82cm">
          <text:p text:style-name="P4"><text:span text:style-name="T6">Ethernet</text:span></text:p>
          <text:p text:style-name="P4"><text:span text:style-name="T6">04:03.0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064cm" svg:height="1.524cm" svg:x="25.804cm" svg:y="14.82cm">
          <text:p text:style-name="P4"><text:span text:style-name="T6">Ethernet</text:span></text:p>
          <text:p text:style-name="P4"><text:span text:style-name="T6">09:03.0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064cm" svg:height="1.524cm" svg:x="30.804cm" svg:y="14.82cm">
          <text:p text:style-name="P4"><text:span text:style-name="T6">Ethernet</text:span></text:p>
          <text:p text:style-name="P4"><text:span text:style-name="T6">09:04.0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1.632cm" svg:y1="13.4cm" svg:x2="21.632cm" svg:y2="14.82cm">
          <text:p/>
        </draw:line>
        <draw:line draw:style-name="gr3" draw:text-style-name="P3" draw:layer="layout" svg:x1="27.532cm" svg:y1="13.4cm" svg:x2="27.532cm" svg:y2="14.82cm">
          <text:p/>
        </draw:line>
        <draw:line draw:style-name="gr3" draw:text-style-name="P3" draw:layer="layout" svg:x1="32.832cm" svg:y1="13.4cm" svg:x2="32.832cm" svg:y2="14.82cm">
          <text:p/>
        </draw:line>
        <draw:frame draw:style-name="gr5" draw:text-style-name="P8" draw:layer="layout" svg:width="6.264cm" svg:height="1.512cm" svg:x="20.874cm" svg:y="9.136cm">
          <draw:text-box>
            <text:p text:style-name="P4"><text:span text:style-name="T7">exposed through ACPI</text:span></text:p>
            <text:p text:style-name="P4"><text:span text:style-name="T7">as a </text:span><text:span text:style-name="T8">PCI root bus</text:span></text:p>
          </draw:text-box>
        </draw:frame>
        <draw:frame draw:style-name="gr5" draw:text-style-name="P8" draw:layer="layout" svg:width="6.264cm" svg:height="1.512cm" svg:x="27.786cm" svg:y="9.148cm">
          <draw:text-box>
            <text:p text:style-name="P4"><text:span text:style-name="T7">exposed through ACPI</text:span></text:p>
            <text:p text:style-name="P4"><text:span text:style-name="T7">as a </text:span><text:span text:style-name="T8">PCI root bus</text:span></text:p>
          </draw:text-box>
        </draw:frame>
        <draw:frame draw:style-name="gr6" draw:text-style-name="P2" draw:layer="layout" svg:width="2.792cm" svg:height="0.962cm" svg:x="14.744cm" svg:y="6.72cm">
          <draw:text-box>
            <text:p>root bus</text:p>
          </draw:text-box>
        </draw:frame>
        <draw:line draw:style-name="gr3" draw:text-style-name="P3" draw:layer="layout" svg:x1="19.346cm" svg:y1="8.491cm" svg:x2="25.234cm" svg:y2="8.491cm">
          <text:p/>
        </draw:line>
        <draw:line draw:style-name="gr7" draw:text-style-name="P3" draw:layer="layout" svg:x1="22.282cm" svg:y1="7.245cm" svg:x2="22.282cm" svg:y2="8.491cm">
          <text:p/>
        </draw:line>
        <draw:frame draw:style-name="gr6" draw:text-style-name="P2" draw:layer="layout" svg:width="2.792cm" svg:height="0.962cm" svg:x="22.644cm" svg:y="6.721cm">
          <draw:text-box>
            <text:p>root bus</text:p>
          </draw:text-box>
        </draw:frame>
        <draw:line draw:style-name="gr3" draw:text-style-name="P3" draw:layer="layout" svg:x1="27.146cm" svg:y1="8.492cm" svg:x2="33.034cm" svg:y2="8.492cm">
          <text:p/>
        </draw:line>
        <draw:line draw:style-name="gr3" draw:text-style-name="P3" draw:layer="layout" svg:x1="30.154cm" svg:y1="6.342cm" svg:x2="30.154cm" svg:y2="8.495cm">
          <text:p/>
        </draw:line>
        <draw:frame draw:style-name="gr6" draw:text-style-name="P2" draw:layer="layout" svg:width="2.792cm" svg:height="0.962cm" svg:x="30.444cm" svg:y="6.722cm">
          <draw:text-box>
            <text:p>root bus</text:p>
          </draw:text-box>
        </draw:frame>
        <draw:line draw:style-name="gr3" draw:text-style-name="P3" draw:layer="layout" svg:x1="11.676cm" svg:y1="8.382cm" svg:x2="11.676cm" svg:y2="16.256cm">
          <text:p/>
        </draw:line>
        <draw:line draw:style-name="gr3" draw:text-style-name="P3" draw:layer="layout" svg:x1="11.676cm" svg:y1="10.16cm" svg:x2="12.604cm" svg:y2="10.16cm">
          <text:p/>
        </draw:line>
        <draw:line draw:style-name="gr3" draw:text-style-name="P3" draw:layer="layout" svg:x1="11.676cm" svg:y1="13.56cm" svg:x2="12.604cm" svg:y2="13.56cm">
          <text:p/>
        </draw:line>
        <draw:line draw:style-name="gr3" draw:text-style-name="P3" draw:layer="layout" svg:x1="20.978cm" svg:y1="8.487cm" svg:x2="20.978cm" svg:y2="11.025cm">
          <text:p/>
        </draw:line>
        <draw:line draw:style-name="gr3" draw:text-style-name="P3" draw:layer="layout" svg:x1="27.709cm" svg:y1="8.492cm" svg:x2="27.709cm" svg:y2="11.02cm">
          <text:p/>
        </draw:line>
        <draw:line draw:style-name="gr8" draw:text-style-name="P3" draw:layer="layout" svg:x1="16.668cm" svg:y1="10.106cm" svg:x2="17.526cm" svg:y2="10.106cm">
          <text:p/>
        </draw:line>
        <draw:line draw:style-name="gr8" draw:text-style-name="P3" draw:layer="layout" svg:x1="17.526cm" svg:y1="10.106cm" svg:x2="17.526cm" svg:y2="6.344cm">
          <text:p/>
        </draw:line>
        <draw:line draw:style-name="gr8" draw:text-style-name="P3" draw:layer="layout" svg:x1="17.526cm" svg:y1="6.344cm" svg:x2="30.154cm" svg:y2="6.344cm">
          <text:p/>
        </draw:line>
        <draw:line draw:style-name="gr8" draw:text-style-name="P3" draw:layer="layout" svg:x1="16.668cm" svg:y1="13.462cm" svg:x2="17.907cm" svg:y2="13.465cm">
          <text:p/>
        </draw:line>
        <draw:line draw:style-name="gr8" draw:text-style-name="P3" draw:layer="layout" svg:x1="17.907cm" svg:y1="13.465cm" svg:x2="17.907cm" svg:y2="7.245cm">
          <text:p/>
        </draw:line>
        <draw:line draw:style-name="gr8" draw:text-style-name="P3" draw:layer="layout" svg:x1="17.907cm" svg:y1="7.245cm" svg:x2="22.282cm" svg:y2="7.245cm">
          <text:p/>
        </draw:lin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2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38cm" fo:text-indent="0cm"/>
      <style:text-properties fo:font-size="23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3cm" fo:text-indent="0cm"/>
      <style:text-properties fo:font-size="20.2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68cm" fo:text-indent="0cm"/>
      <style:text-properties fo:font-size="16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7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5.56cm" fo:page-height="17.7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4.499cm" svg:x="1cm" svg:y="4.023cm"/>
      <draw:page-thumbnail draw:layer="backgroundobjects" svg:width="8.999cm" svg:height="4.499cm" svg:x="1cm" svg:y="12.599cm"/>
      <draw:page-thumbnail draw:layer="backgroundobjects" svg:width="8.999cm" svg:height="4.499cm" svg:x="1cm" svg:y="21.175cm"/>
      <draw:page-thumbnail draw:layer="backgroundobjects" svg:width="8.999cm" svg:height="4.499cm" svg:x="11cm" svg:y="4.023cm"/>
      <draw:page-thumbnail draw:layer="backgroundobjects" svg:width="8.999cm" svg:height="4.499cm" svg:x="11cm" svg:y="12.599cm"/>
      <draw:page-thumbnail draw:layer="backgroundobjects" svg:width="8.999cm" svg:height="4.499cm" svg:x="11cm" svg:y="21.175cm"/>
    </style:handout-master>
    <style:master-page style:name="Default" style:page-layout-name="PM1" draw:style-name="Mdp1">
      <draw:frame presentation:style-name="Default-title" draw:layer="backgroundobjects" svg:width="32.003cm" svg:height="2.969cm" svg:x="1.778cm" svg:y="0.708cm" presentation:class="title" presentation:placeholder="true">
        <draw:text-box/>
      </draw:frame>
      <draw:frame presentation:style-name="Default-outline1" draw:layer="backgroundobjects" svg:width="32.003cm" svg:height="10.312cm" svg:x="1.778cm" svg:y="4.16cm" presentation:class="outline" presentation:placeholder="true">
        <draw:text-box/>
      </draw:frame>
      <draw:frame presentation:style-name="Mpr1" draw:text-style-name="MP2" draw:layer="backgroundobjects" svg:width="8.285cm" svg:height="1.226cm" svg:x="1.778cm" svg:y="16.19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271cm" svg:height="1.226cm" svg:x="12.16cm" svg:y="16.19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285cm" svg:height="1.226cm" svg:x="25.495cm" svg:y="16.19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8T09:55:27.256350371</meta:creation-date>
    <dc:date>2019-07-09T09:03:09.335442390</dc:date>
    <meta:editing-duration>PT3H10M11S</meta:editing-duration>
    <meta:editing-cycles>241</meta:editing-cycles>
    <meta:generator>LibreOffice/5.1.6.2$Linux_X86_64 LibreOffice_project/10m0$Build-2</meta:generator>
    <meta:document-statistic meta:object-count="61"/>
  </office:meta>
</office:document-meta>
</file>